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Period (days)</text:p>
          </table:table-cell>
          <table:table-cell office:value-type="string" calcext:value-type="string">
            <text:p>Period (yrs)</text:p>
          </table:table-cell>
          <table:table-cell office:value-type="string" calcext:value-type="string">
            <text:p>Gravity (Gs)</text:p>
          </table:table-cell>
        </table:table-row>
        <table:table-row table:style-name="ro1">
          <table:table-cell table:number-columns-repeated="5"/>
          <table:table-cell table:formula="of:=2E+030*1.23" office:value-type="float" office:value="2.46E+030" calcext:value-type="float">
            <text:p>2.46E+030</text:p>
          </table:table-cell>
          <table:table-cell table:number-columns-repeated="2"/>
          <table:table-cell table:formula="of:=0.00000000006674" office:value-type="float" office:value="0.00000000006674" calcext:value-type="float">
            <text:p>6.674E-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0.16" calcext:value-type="float">
            <text:p>0.16</text:p>
          </table:table-cell>
          <table:table-cell table:formula="of:=[.B3]/2" office:value-type="float" office:value="16000" calcext:value-type="float">
            <text:p>16000</text:p>
          </table:table-cell>
          <table:table-cell table:formula="of:=[.C3]*5.51" office:value-type="float" office:value="0.8816" calcext:value-type="float">
            <text:p>0.8816</text:p>
          </table:table-cell>
          <table:table-cell table:formula="of:=((([.D3]*100000)^3*PI()*(4/3))*[.E3])/1000" office:value-type="float" office:value="1.51258621728345E+025" calcext:value-type="float">
            <text:p>1.51258621728345E+025</text:p>
          </table:table-cell>
          <table:table-cell office:value-type="float" office:value="0.4" calcext:value-type="float">
            <text:p>0.4</text:p>
          </table:table-cell>
          <table:table-cell table:formula="of:=[.G3]*149600000" office:value-type="float" office:value="59840000" calcext:value-type="float">
            <text:p>59840000</text:p>
          </table:table-cell>
          <table:table-cell table:formula="of:=(SQRT(([.H3]*1000)^3/([.I$2]*([.F$2]+[.F3])))*2*PI())/86400" office:value-type="float" office:value="83.0790483735075" calcext:value-type="float">
            <text:p>83.0790483735075</text:p>
          </table:table-cell>
          <table:table-cell table:formula="of:=[.I3]/365" office:value-type="float" office:value="0.227613831160294" calcext:value-type="float">
            <text:p>0.227613831160294</text:p>
          </table:table-cell>
          <table:table-cell table:formula="of:=(([.I$2]*[.F3])/([.D3]*1000)^2)/9.80665" office:value-type="float" office:value="0.40211076532529" calcext:value-type="float">
            <text:p>0.40211076532529</text:p>
          </table:table-cell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float" office:value="1.02" calcext:value-type="float">
            <text:p>1.02</text:p>
          </table:table-cell>
          <table:table-cell table:formula="of:=[.B4]/2" office:value-type="float" office:value="2480" calcext:value-type="float">
            <text:p>2480</text:p>
          </table:table-cell>
          <table:table-cell table:formula="of:=[.C4]*5.51" office:value-type="float" office:value="5.6202" calcext:value-type="float">
            <text:p>5.6202</text:p>
          </table:table-cell>
          <table:table-cell table:formula="of:=((([.D4]*100000)^3*PI()*(4/3))*[.E4])/1000" office:value-type="float" office:value="3.59083477492759E+023" calcext:value-type="float">
            <text:p>3.59083477492759E+023</text:p>
          </table:table-cell>
          <table:table-cell office:value-type="float" office:value="0.84" calcext:value-type="float">
            <text:p>0.84</text:p>
          </table:table-cell>
          <table:table-cell table:formula="of:=[.G4]*149600000" office:value-type="float" office:value="125664000" calcext:value-type="float">
            <text:p>125664000</text:p>
          </table:table-cell>
          <table:table-cell table:formula="of:=(SQRT(([.H4]*1000)^3/([.I$2]*([.F$2]+[.F4])))*2*PI())/86400" office:value-type="float" office:value="252.826014658889" calcext:value-type="float">
            <text:p>252.826014658889</text:p>
          </table:table-cell>
          <table:table-cell table:formula="of:=[.I4]/365" office:value-type="float" office:value="0.69267401276408" calcext:value-type="float">
            <text:p>0.69267401276408</text:p>
          </table:table-cell>
          <table:table-cell table:formula="of:=(([.I$2]*[.F4])/([.D4]*1000)^2)/9.80665" office:value-type="float" office:value="0.397335699987052" calcext:value-type="float">
            <text:p>0.397335699987052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1.04" calcext:value-type="float">
            <text:p>1.04</text:p>
          </table:table-cell>
          <table:table-cell table:formula="of:=[.B5]/2" office:value-type="float" office:value="4800" calcext:value-type="float">
            <text:p>4800</text:p>
          </table:table-cell>
          <table:table-cell table:formula="of:=[.C5]*5.51" office:value-type="float" office:value="5.7304" calcext:value-type="float">
            <text:p>5.7304</text:p>
          </table:table-cell>
          <table:table-cell table:formula="of:=((([.D5]*100000)^3*PI()*(4/3))*[.E5])/1000" office:value-type="float" office:value="2.65458881133246E+024" calcext:value-type="float">
            <text:p>2.65458881133246E+024</text:p>
          </table:table-cell>
          <table:table-cell office:value-type="float" office:value="1" calcext:value-type="float">
            <text:p>1</text:p>
          </table:table-cell>
          <table:table-cell table:formula="of:=[.G5]*149600000" office:value-type="float" office:value="149600000" calcext:value-type="float">
            <text:p>149600000</text:p>
          </table:table-cell>
          <table:table-cell table:formula="of:=(SQRT(([.H5]*1000)^3/([.I$2]*([.F$2]+[.F5])))*2*PI())/86400" office:value-type="float" office:value="328.399605801575" calcext:value-type="float">
            <text:p>328.399605801575</text:p>
          </table:table-cell>
          <table:table-cell table:formula="of:=[.I5]/365" office:value-type="float" office:value="0.899724947401574" calcext:value-type="float">
            <text:p>0.899724947401574</text:p>
          </table:table-cell>
          <table:table-cell table:formula="of:=(([.I$2]*[.F5])/([.D5]*1000)^2)/9.80665" office:value-type="float" office:value="0.784115992384315" calcext:value-type="float">
            <text:p>0.784115992384315</text:p>
          </table:table-cell>
        </table:table-row>
        <table:table-row table:style-name="ro1">
          <table:table-cell/>
          <table:table-cell office:value-type="float" office:value="11360" calcext:value-type="float">
            <text:p>11360</text:p>
          </table:table-cell>
          <table:table-cell office:value-type="float" office:value="1.04" calcext:value-type="float">
            <text:p>1.04</text:p>
          </table:table-cell>
          <table:table-cell table:formula="of:=[.B6]/2" office:value-type="float" office:value="5680" calcext:value-type="float">
            <text:p>5680</text:p>
          </table:table-cell>
          <table:table-cell table:formula="of:=[.C6]*5.51" office:value-type="float" office:value="5.7304" calcext:value-type="float">
            <text:p>5.7304</text:p>
          </table:table-cell>
          <table:table-cell table:formula="of:=((([.D6]*100000)^3*PI()*(4/3))*[.E6])/1000" office:value-type="float" office:value="4.39864137061487E+024" calcext:value-type="float">
            <text:p>4.39864137061487E+024</text:p>
          </table:table-cell>
          <table:table-cell office:value-type="float" office:value="1.68" calcext:value-type="float">
            <text:p>1.68</text:p>
          </table:table-cell>
          <table:table-cell table:formula="of:=[.G6]*149600000" office:value-type="float" office:value="251328000" calcext:value-type="float">
            <text:p>251328000</text:p>
          </table:table-cell>
          <table:table-cell table:formula="of:=(SQRT(([.H6]*1000)^3/([.I$2]*([.F$2]+[.F6])))*2*PI())/86400" office:value-type="float" office:value="715.099370571847" calcext:value-type="float">
            <text:p>715.099370571847</text:p>
          </table:table-cell>
          <table:table-cell table:formula="of:=[.I6]/365" office:value-type="float" office:value="1.95917635773109" calcext:value-type="float">
            <text:p>1.95917635773109</text:p>
          </table:table-cell>
          <table:table-cell table:formula="of:=(([.I$2]*[.F6])/([.D6]*1000)^2)/9.80665" office:value-type="float" office:value="0.927870590988106" calcext:value-type="float">
            <text:p>0.92787059098810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06" calcext:value-type="float">
            <text:p>1.06</text:p>
          </table:table-cell>
          <table:table-cell table:formula="of:=[.B7]/2" office:value-type="float" office:value="2000" calcext:value-type="float">
            <text:p>2000</text:p>
          </table:table-cell>
          <table:table-cell table:formula="of:=[.C7]*5.51" office:value-type="float" office:value="5.8406" calcext:value-type="float">
            <text:p>5.8406</text:p>
          </table:table-cell>
          <table:table-cell table:formula="of:=((([.D7]*100000)^3*PI()*(4/3))*[.E7])/1000" office:value-type="float" office:value="1.95720384560603E+023" calcext:value-type="float">
            <text:p>1.95720384560603E+023</text:p>
          </table:table-cell>
          <table:table-cell office:value-type="float" office:value="45" calcext:value-type="float">
            <text:p>45</text:p>
          </table:table-cell>
          <table:table-cell table:formula="of:=[.G7]*[.D6]" office:value-type="float" office:value="255600" calcext:value-type="float">
            <text:p>255600</text:p>
          </table:table-cell>
          <table:table-cell table:formula="of:=(SQRT(([.H7]*1000)^3/([.I$2]*([.F$6]+[.F7])))*2*PI())/86400" office:value-type="float" office:value="16.9707761456719" calcext:value-type="float">
            <text:p>16.9707761456719</text:p>
          </table:table-cell>
          <table:table-cell table:formula="of:=[.I7]/365" office:value-type="float" office:value="0.0464952771114298" calcext:value-type="float">
            <text:p>0.04649527711143</text:p>
          </table:table-cell>
          <table:table-cell table:formula="of:=(([.I$2]*[.F7])/([.D7]*1000)^2)/9.80665" office:value-type="float" office:value="0.332997977535006" calcext:value-type="float">
            <text:p>0.332997977535006</text:p>
          </table:table-cell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office:value-type="float" office:value="0.96" calcext:value-type="float">
            <text:p>0.96</text:p>
          </table:table-cell>
          <table:table-cell table:formula="of:=[.B8]/2" office:value-type="float" office:value="2160" calcext:value-type="float">
            <text:p>2160</text:p>
          </table:table-cell>
          <table:table-cell table:formula="of:=[.C8]*5.51" office:value-type="float" office:value="5.2896" calcext:value-type="float">
            <text:p>5.2896</text:p>
          </table:table-cell>
          <table:table-cell table:formula="of:=((([.D8]*100000)^3*PI()*(4/3))*[.E8])/1000" office:value-type="float" office:value="2.23291758860927E+023" calcext:value-type="float">
            <text:p>2.23291758860927E+023</text:p>
          </table:table-cell>
          <table:table-cell office:value-type="float" office:value="65" calcext:value-type="float">
            <text:p>65</text:p>
          </table:table-cell>
          <table:table-cell table:formula="of:=[.G8]*[.D6]" office:value-type="float" office:value="369200" calcext:value-type="float">
            <text:p>369200</text:p>
          </table:table-cell>
          <table:table-cell table:formula="of:=(SQRT(([.H8]*1000)^3/([.I$2]*([.F$6]+[.F8])))*2*PI())/86400" office:value-type="float" office:value="29.3733671913807" calcext:value-type="float">
            <text:p>29.3733671913807</text:p>
          </table:table-cell>
          <table:table-cell table:formula="of:=[.I8]/365" office:value-type="float" office:value="0.0804749786065225" calcext:value-type="float">
            <text:p>0.080474978606523</text:p>
          </table:table-cell>
          <table:table-cell table:formula="of:=(([.I$2]*[.F8])/([.D8]*1000)^2)/9.80665" office:value-type="float" office:value="0.325709719913485" calcext:value-type="float">
            <text:p>0.325709719913485</text:p>
          </table:table-cell>
        </table:table-row>
        <table:table-row table:style-name="ro1">
          <table:table-cell/>
          <table:table-cell office:value-type="float" office:value="11520" calcext:value-type="float">
            <text:p>11520</text:p>
          </table:table-cell>
          <table:table-cell office:value-type="float" office:value="0.64" calcext:value-type="float">
            <text:p>0.64</text:p>
          </table:table-cell>
          <table:table-cell table:formula="of:=[.B9]/2" office:value-type="float" office:value="5760" calcext:value-type="float">
            <text:p>5760</text:p>
          </table:table-cell>
          <table:table-cell table:formula="of:=[.C9]*5.51" office:value-type="float" office:value="3.5264" calcext:value-type="float">
            <text:p>3.5264</text:p>
          </table:table-cell>
          <table:table-cell table:formula="of:=((([.D9]*100000)^3*PI()*(4/3))*[.E9])/1000" office:value-type="float" office:value="2.82284890214307E+024" calcext:value-type="float">
            <text:p>2.82284890214307E+024</text:p>
          </table:table-cell>
          <table:table-cell office:value-type="float" office:value="2.38" calcext:value-type="float">
            <text:p>2.38</text:p>
          </table:table-cell>
          <table:table-cell table:formula="of:=[.G9]*149600000" office:value-type="float" office:value="356048000" calcext:value-type="float">
            <text:p>356048000</text:p>
          </table:table-cell>
          <table:table-cell table:formula="of:=(SQRT(([.H9]*1000)^3/([.I$2]*([.F$2]+[.F9])))*2*PI())/86400" office:value-type="float" office:value="1205.77992177344" calcext:value-type="float">
            <text:p>1205.77992177344</text:p>
          </table:table-cell>
          <table:table-cell table:formula="of:=[.I9]/365" office:value-type="float" office:value="3.30350663499574" calcext:value-type="float">
            <text:p>3.30350663499574</text:p>
          </table:table-cell>
          <table:table-cell table:formula="of:=(([.I$2]*[.F9])/([.D9]*1000)^2)/9.80665" office:value-type="float" office:value="0.579039502068417" calcext:value-type="float">
            <text:p>0.579039502068417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2" calcext:value-type="float">
            <text:p>0.2</text:p>
          </table:table-cell>
          <table:table-cell table:formula="of:=[.B10]/2" office:value-type="float" office:value="20000" calcext:value-type="float">
            <text:p>20000</text:p>
          </table:table-cell>
          <table:table-cell table:formula="of:=[.C10]*5.51" office:value-type="float" office:value="1.102" calcext:value-type="float">
            <text:p>1.102</text:p>
          </table:table-cell>
          <table:table-cell table:formula="of:=((([.D10]*100000)^3*PI()*(4/3))*[.E10])/1000" office:value-type="float" office:value="3.69283744453968E+025" calcext:value-type="float">
            <text:p>3.69283744453968E+025</text:p>
          </table:table-cell>
          <table:table-cell office:value-type="float" office:value="5.2" calcext:value-type="float">
            <text:p>5.2</text:p>
          </table:table-cell>
          <table:table-cell table:formula="of:=[.G10]*149600000" office:value-type="float" office:value="777920000" calcext:value-type="float">
            <text:p>777920000</text:p>
          </table:table-cell>
          <table:table-cell table:formula="of:=(SQRT(([.H10]*1000)^3/([.I$2]*([.F$2]+[.F10])))*2*PI())/86400" office:value-type="float" office:value="3894.07773866568" calcext:value-type="float">
            <text:p>3894.07773866568</text:p>
          </table:table-cell>
          <table:table-cell table:formula="of:=[.I10]/365" office:value-type="float" office:value="10.6687061333306" calcext:value-type="float">
            <text:p>10.6687061333306</text:p>
          </table:table-cell>
          <table:table-cell table:formula="of:=(([.I$2]*[.F10])/([.D10]*1000)^2)/9.80665" office:value-type="float" office:value="0.628298070820765" calcext:value-type="float">
            <text:p>0.628298070820765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0.27" calcext:value-type="float">
            <text:p>0.27</text:p>
          </table:table-cell>
          <table:table-cell table:formula="of:=[.B11]/2" office:value-type="float" office:value="40000" calcext:value-type="float">
            <text:p>40000</text:p>
          </table:table-cell>
          <table:table-cell table:formula="of:=[.C11]*5.51" office:value-type="float" office:value="1.4877" calcext:value-type="float">
            <text:p>1.4877</text:p>
          </table:table-cell>
          <table:table-cell table:formula="of:=((([.D11]*100000)^3*PI()*(4/3))*[.E11])/1000" office:value-type="float" office:value="3.98826444010286E+026" calcext:value-type="float">
            <text:p>3.98826444010286E+026</text:p>
          </table:table-cell>
          <table:table-cell office:value-type="float" office:value="10" calcext:value-type="float">
            <text:p>10</text:p>
          </table:table-cell>
          <table:table-cell table:formula="of:=[.G11]*149600000" office:value-type="float" office:value="1496000000" calcext:value-type="float">
            <text:p>1496000000</text:p>
          </table:table-cell>
          <table:table-cell table:formula="of:=(SQRT(([.H11]*1000)^3/([.I$2]*([.F$2]+[.F11])))*2*PI())/86400" office:value-type="float" office:value="10384.071251093" calcext:value-type="float">
            <text:p>10384.071251093</text:p>
          </table:table-cell>
          <table:table-cell table:formula="of:=[.I11]/365" office:value-type="float" office:value="28.449510276967" calcext:value-type="float">
            <text:p>28.449510276967</text:p>
          </table:table-cell>
          <table:table-cell table:formula="of:=(([.I$2]*[.F11])/([.D11]*1000)^2)/9.80665" office:value-type="float" office:value="1.69640479121607" calcext:value-type="float">
            <text:p>1.69640479121607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28" calcext:value-type="float">
            <text:p>0.28</text:p>
          </table:table-cell>
          <table:table-cell table:formula="of:=[.B12]/2" office:value-type="float" office:value="22500" calcext:value-type="float">
            <text:p>22500</text:p>
          </table:table-cell>
          <table:table-cell table:formula="of:=[.C12]*5.51" office:value-type="float" office:value="1.5428" calcext:value-type="float">
            <text:p>1.5428</text:p>
          </table:table-cell>
          <table:table-cell table:formula="of:=((([.D12]*100000)^3*PI()*(4/3))*[.E12])/1000" office:value-type="float" office:value="7.36115214042422E+025" calcext:value-type="float">
            <text:p>7.36115214042422E+025</text:p>
          </table:table-cell>
          <table:table-cell office:value-type="float" office:value="38.8" calcext:value-type="float">
            <text:p>38.8</text:p>
          </table:table-cell>
          <table:table-cell table:formula="of:=[.G12]*149600000" office:value-type="float" office:value="5804480000" calcext:value-type="float">
            <text:p>5804480000</text:p>
          </table:table-cell>
          <table:table-cell table:formula="of:=(SQRT(([.H12]*1000)^3/([.I$2]*([.F$2]+[.F12])))*2*PI())/86400" office:value-type="float" office:value="79367.7287138004" calcext:value-type="float">
            <text:p>79367.7287138004</text:p>
          </table:table-cell>
          <table:table-cell table:formula="of:=[.I12]/365" office:value-type="float" office:value="217.445832092604" calcext:value-type="float">
            <text:p>217.445832092604</text:p>
          </table:table-cell>
          <table:table-cell table:formula="of:=(([.I$2]*[.F12])/([.D12]*1000)^2)/9.80665" office:value-type="float" office:value="0.989569461542706" calcext:value-type="float">
            <text:p>0.989569461542706</text:p>
          </table:table-cell>
        </table:table-row>
        <table:table-row table:style-name="ro1">
          <table:table-cell/>
          <table:table-cell office:value-type="float" office:value="7040" calcext:value-type="float">
            <text:p>7040</text:p>
          </table:table-cell>
          <table:table-cell office:value-type="float" office:value="0.44" calcext:value-type="float">
            <text:p>0.44</text:p>
          </table:table-cell>
          <table:table-cell table:formula="of:=[.B13]/2" office:value-type="float" office:value="3520" calcext:value-type="float">
            <text:p>3520</text:p>
          </table:table-cell>
          <table:table-cell table:formula="of:=[.C13]*5.51" office:value-type="float" office:value="2.4244" calcext:value-type="float">
            <text:p>2.4244</text:p>
          </table:table-cell>
          <table:table-cell table:formula="of:=((([.D13]*100000)^3*PI()*(4/3))*[.E13])/1000" office:value-type="float" office:value="4.42915496144941E+023" calcext:value-type="float">
            <text:p>4.42915496144941E+023</text:p>
          </table:table-cell>
          <table:table-cell office:value-type="float" office:value="88.7" calcext:value-type="float">
            <text:p>88.7</text:p>
          </table:table-cell>
          <table:table-cell table:formula="of:=[.G13]*149600000" office:value-type="float" office:value="13269520000" calcext:value-type="float">
            <text:p>13269520000</text:p>
          </table:table-cell>
          <table:table-cell table:formula="of:=(SQRT(([.H13]*1000)^3/([.I$2]*([.F$2]+[.F13])))*2*PI())/86400" office:value-type="float" office:value="274339.442729514" calcext:value-type="float">
            <text:p>274339.442729514</text:p>
          </table:table-cell>
          <table:table-cell table:formula="of:=[.I13]/365" office:value-type="float" office:value="751.614911587711" calcext:value-type="float">
            <text:p>751.614911587711</text:p>
          </table:table-cell>
          <table:table-cell table:formula="of:=(([.I$2]*[.F13])/([.D13]*1000)^2)/9.80665" office:value-type="float" office:value="0.2432770130218" calcext:value-type="float">
            <text:p>0.2432770130218</text:p>
          </table:table-cell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float" office:value="0.96" calcext:value-type="float">
            <text:p>0.96</text:p>
          </table:table-cell>
          <table:table-cell table:formula="of:=[.B14]/2" office:value-type="float" office:value="6400" calcext:value-type="float">
            <text:p>6400</text:p>
          </table:table-cell>
          <table:table-cell table:formula="of:=[.C14]*5.51" office:value-type="float" office:value="5.2896" calcext:value-type="float">
            <text:p>5.2896</text:p>
          </table:table-cell>
          <table:table-cell table:formula="of:=((([.D14]*100000)^3*PI()*(4/3))*[.E14])/1000" office:value-type="float" office:value="5.80833107436846E+024" calcext:value-type="float">
            <text:p>5.80833107436846E+024</text:p>
          </table:table-cell>
          <table:table-cell office:value-type="float" office:value="115.5" calcext:value-type="float">
            <text:p>115.5</text:p>
          </table:table-cell>
          <table:table-cell table:formula="of:=[.G14]*149600000" office:value-type="float" office:value="17278800000" calcext:value-type="float">
            <text:p>17278800000</text:p>
          </table:table-cell>
          <table:table-cell table:formula="of:=(SQRT(([.H14]*1000)^3/([.I$2]*([.F$2]+[.F14])))*2*PI())/86400" office:value-type="float" office:value="407638.622266224" calcext:value-type="float">
            <text:p>407638.622266224</text:p>
          </table:table-cell>
          <table:table-cell table:formula="of:=[.I14]/365" office:value-type="float" office:value="1116.81814319514" calcext:value-type="float">
            <text:p>1116.81814319514</text:p>
          </table:table-cell>
          <table:table-cell table:formula="of:=(([.I$2]*[.F14])/([.D14]*1000)^2)/9.80665" office:value-type="float" office:value="0.965065836780695" calcext:value-type="float">
            <text:p>0.965065836780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20:30:29.892000000</meta:creation-date>
    <dc:date>2021-10-04T21:50:45.392000000</dc:date>
    <meta:editing-duration>PT18M22S</meta:editing-duration>
    <meta:editing-cycles>1</meta:editing-cycles>
    <meta:document-statistic meta:table-count="1" meta:cell-count="130" meta:object-count="0"/>
    <meta:generator>LibreOffice/6.2.4.2$Windows_X86_64 LibreOffice_project/2412653d852ce75f65fbfa83fb7e7b669a126d64</meta:generator>
  </office:meta>
</office:document-meta>
</file>